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7.806cm" fo:margin-left="0cm" table:align="left" style:writing-mode="lr-tb"/>
    </style:style>
    <style:style style:name="Таблиця1.A" style:family="table-column">
      <style:table-column-properties style:column-width="1.18cm"/>
    </style:style>
    <style:style style:name="Таблиця1.B" style:family="table-column">
      <style:table-column-properties style:column-width="1.182cm"/>
    </style:style>
    <style:style style:name="Таблиця1.C" style:family="table-column">
      <style:table-column-properties style:column-width="12.275cm"/>
    </style:style>
    <style:style style:name="Таблиця1.D" style:family="table-column">
      <style:table-column-properties style:column-width="1.586cm"/>
    </style:style>
    <style:style style:name="Таблиця1.E" style:family="table-column">
      <style:table-column-properties style:column-width="1.584cm"/>
    </style:style>
    <style:style style:name="Таблиця1.A1" style:family="table-cell">
      <style:table-cell-properties style:vertical-align="middle" fo:background-color="transparent" fo:padding-left="0.079cm" fo:padding-right="0.079cm" fo:padding-top="0.049cm" fo:padding-bottom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я1.B1" style:family="table-cell">
      <style:table-cell-properties style:vertical-align="middle" fo:background-color="transparent" fo:padding-left="0.079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Таблиця1.C1" style:family="table-cell">
      <style:table-cell-properties style:vertical-align="middle" fo:background-color="transparent" fo:padding-left="0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Таблиця1.D1" style:family="table-cell">
      <style:table-cell-properties style:vertical-align="middle" fo:background-color="transparent" fo:padding-left="0cm" fo:padding-right="0.079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Таблиця1.A2" style:family="table-cell">
      <style:table-cell-properties style:vertical-align="middle" fo:background-color="transparent" fo:padding-left="0.079cm" fo:padding-right="0.079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я1.A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2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Таблиця1.A2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Arial" fo:font-size="13pt" fo:font-style="italic" fo:font-weight="bold"/>
    </style:style>
    <style:style style:name="P3" style:family="paragraph" style:parent-style-name="Table_20_Contents">
      <style:text-properties fo:color="#000000" style:font-name="Arial" fo:font-weight="normal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Arial" fo:font-weight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" fo:font-size="14pt" fo:font-style="italic" fo:font-weight="bold" fo:background-color="transparent"/>
    </style:style>
    <style:style style:name="P6" style:family="paragraph" style:parent-style-name="Table_20_Contents">
      <style:text-properties fo:font-size="14pt" fo:background-color="transparent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8" style:family="paragraph" style:parent-style-name="Table_20_Contents">
      <style:text-properties fo:font-size="14pt" officeooo:paragraph-rsid="00154a51" fo:background-color="transparent" style:font-size-asian="12.25pt" style:font-size-complex="14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Arial" fo:font-weight="normal" officeooo:rsid="0016b0e9" officeooo:paragraph-rsid="0016b0e9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6b0e9" officeooo:paragraph-rsid="0016b0e9" style:font-size-asian="10.5pt" style:font-size-complex="12pt"/>
    </style:style>
    <style:style style:name="T1" style:family="text">
      <style:text-properties officeooo:rsid="0013ba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>
          <table:table-cell table:style-name="Таблиця1.A1" office:value-type="string">
            <text:p text:style-name="P7">№ Уроку</text:p>
          </table:table-cell>
          <table:table-cell table:style-name="Таблиця1.B1" office:value-type="string">
            <text:p text:style-name="P7">№ Теми</text:p>
          </table:table-cell>
          <table:table-cell table:style-name="Таблиця1.C1" office:value-type="string">
            <text:p text:style-name="P5">Веб-технології</text:p>
          </table:table-cell>
          <table:table-cell table:style-name="Таблиця1.D1" office:value-type="string">
            <text:p text:style-name="P6"><text:s/><text:span text:style-name="T1">10-Б</text:span></text:p>
          </table:table-cell>
          <table:table-cell table:style-name="Таблиця1.C1" office:value-type="string">
            <text:p text:style-name="P8"><text:span text:style-name="T1">10-В</text:span></text:p>
          </table:table-cell>
        </table:table-row>
        <table:table-row>
          <table:table-cell table:style-name="Таблиця1.A2" table:number-columns-spanned="5" office:value-type="string">
            <text:p text:style-name="P11">10 клас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1"/>
          </table:table-cell>
          <table:table-cell table:style-name="Таблиця1.B3" office:value-type="string">
            <text:p text:style-name="P1"/>
          </table:table-cell>
          <table:table-cell table:style-name="Таблиця1.C3" office:value-type="string">
            <text:p text:style-name="P2">Напрямки та інструменти веб-дизайну</text:p>
          </table:table-cell>
          <table:table-cell table:style-name="Таблиця1.D3" office:value-type="string">
            <text:p text:style-name="P1"/>
          </table:table-cell>
          <table:table-cell table:style-name="Таблиця1.E3" office:value-type="string">
            <text:p text:style-name="P1"/>
          </table:table-cell>
        </table:table-row>
        <table:table-row>
          <table:table-cell table:style-name="Таблиця1.A4" office:value-type="string">
            <text:p text:style-name="P4">1</text:p>
          </table:table-cell>
          <table:table-cell table:style-name="Таблиця1.B4" office:value-type="string">
            <text:p text:style-name="P4"/>
          </table:table-cell>
          <table:table-cell table:style-name="Таблиця1.C4" office:value-type="string">
            <text:p text:style-name="P3">Інструктування з безпеки життєдіяльності та правил поведінки під час роботи в комп’ютерному класі</text:p>
          </table:table-cell>
          <table:table-cell table:style-name="Таблиця1.D4" office:value-type="string">
            <text:p text:style-name="P1"/>
          </table:table-cell>
          <table:table-cell table:style-name="Таблиця1.E4" office:value-type="string">
            <text:p text:style-name="P1"/>
          </table:table-cell>
        </table:table-row>
        <table:table-row>
          <table:table-cell table:style-name="Таблиця1.A5" office:value-type="string">
            <text:p text:style-name="P4">2</text:p>
          </table:table-cell>
          <table:table-cell table:style-name="Таблиця1.B5" office:value-type="string">
            <text:p text:style-name="P4"/>
          </table:table-cell>
          <table:table-cell table:style-name="Таблиця1.C5" office:value-type="string">
            <text:p text:style-name="P3">Основні тренди у веб-дизайні</text:p>
          </table:table-cell>
          <table:table-cell table:style-name="Таблиця1.D5" office:value-type="string">
            <text:p text:style-name="P1"/>
          </table:table-cell>
          <table:table-cell table:style-name="Таблиця1.E5" office:value-type="string">
            <text:p text:style-name="P1"/>
          </table:table-cell>
        </table:table-row>
        <table:table-row>
          <table:table-cell table:style-name="Таблиця1.A6" office:value-type="string">
            <text:p text:style-name="P4">3</text:p>
          </table:table-cell>
          <table:table-cell table:style-name="Таблиця1.B6" office:value-type="string">
            <text:p text:style-name="P4"/>
          </table:table-cell>
          <table:table-cell table:style-name="Таблиця1.C6" office:value-type="string">
            <text:p text:style-name="P3">Види сайтів та цільова аудиторія.</text:p>
          </table:table-cell>
          <table:table-cell table:style-name="Таблиця1.D6" office:value-type="string">
            <text:p text:style-name="P1"/>
          </table:table-cell>
          <table:table-cell table:style-name="Таблиця1.E6" office:value-type="string">
            <text:p text:style-name="P1"/>
          </table:table-cell>
        </table:table-row>
        <table:table-row>
          <table:table-cell table:style-name="Таблиця1.A7" office:value-type="string">
            <text:p text:style-name="P4">4</text:p>
          </table:table-cell>
          <table:table-cell table:style-name="Таблиця1.B7" office:value-type="string">
            <text:p text:style-name="P4"/>
          </table:table-cell>
          <table:table-cell table:style-name="Таблиця1.C7" office:value-type="string">
            <text:p text:style-name="P3">Інформаційна структура сайту.</text:p>
          </table:table-cell>
          <table:table-cell table:style-name="Таблиця1.D7" office:value-type="string">
            <text:p text:style-name="P1"/>
          </table:table-cell>
          <table:table-cell table:style-name="Таблиця1.E7" office:value-type="string">
            <text:p text:style-name="P1"/>
          </table:table-cell>
        </table:table-row>
        <table:table-row>
          <table:table-cell table:style-name="Таблиця1.A8" office:value-type="string">
            <text:p text:style-name="P4">5</text:p>
          </table:table-cell>
          <table:table-cell table:style-name="Таблиця1.B8" office:value-type="string">
            <text:p text:style-name="P4"/>
          </table:table-cell>
          <table:table-cell table:style-name="Таблиця1.C8" office:value-type="string">
            <text:p text:style-name="P3">Інструментальні засоби для веб-розробки</text:p>
          </table:table-cell>
          <table:table-cell table:style-name="Таблиця1.D8" office:value-type="string">
            <text:p text:style-name="P1"/>
          </table:table-cell>
          <table:table-cell table:style-name="Таблиця1.E8" office:value-type="string">
            <text:p text:style-name="P1"/>
          </table:table-cell>
        </table:table-row>
        <table:table-row>
          <table:table-cell table:style-name="Таблиця1.A9" office:value-type="string">
            <text:p text:style-name="P1"/>
          </table:table-cell>
          <table:table-cell table:style-name="Таблиця1.B9" office:value-type="string">
            <text:p text:style-name="P1"/>
          </table:table-cell>
          <table:table-cell table:style-name="Таблиця1.C9" office:value-type="string">
            <text:p text:style-name="P2">Проектування та верстка веб-сторінок</text:p>
          </table:table-cell>
          <table:table-cell table:style-name="Таблиця1.D9" office:value-type="string">
            <text:p text:style-name="P1"/>
          </table:table-cell>
          <table:table-cell table:style-name="Таблиця1.E9" office:value-type="string">
            <text:p text:style-name="P1"/>
          </table:table-cell>
        </table:table-row>
        <table:table-row>
          <table:table-cell table:style-name="Таблиця1.A10" office:value-type="string">
            <text:p text:style-name="P4">6</text:p>
          </table:table-cell>
          <table:table-cell table:style-name="Таблиця1.B10" office:value-type="string">
            <text:p text:style-name="P4"/>
          </table:table-cell>
          <table:table-cell table:style-name="Таблиця1.C10" office:value-type="string">
            <text:p text:style-name="P3">Мова гіпертекстової розмітки. Гіпертекстовий документ та його елементи</text:p>
          </table:table-cell>
          <table:table-cell table:style-name="Таблиця1.D10" office:value-type="string">
            <text:p text:style-name="P1"/>
          </table:table-cell>
          <table:table-cell table:style-name="Таблиця1.E10" office:value-type="string">
            <text:p text:style-name="P1"/>
          </table:table-cell>
        </table:table-row>
        <table:table-row>
          <table:table-cell table:style-name="Таблиця1.A11" office:value-type="string">
            <text:p text:style-name="P4">7</text:p>
          </table:table-cell>
          <table:table-cell table:style-name="Таблиця1.B11" office:value-type="string">
            <text:p text:style-name="P4"/>
          </table:table-cell>
          <table:table-cell table:style-name="Таблиця1.C11" office:value-type="string">
            <text:p text:style-name="P3">Текстові елементи веб-сторінки, теги та їх атрибути. Гіперпосилання</text:p>
          </table:table-cell>
          <table:table-cell table:style-name="Таблиця1.D11" office:value-type="string">
            <text:p text:style-name="P1"/>
          </table:table-cell>
          <table:table-cell table:style-name="Таблиця1.E11" office:value-type="string">
            <text:p text:style-name="P1"/>
          </table:table-cell>
        </table:table-row>
        <table:table-row>
          <table:table-cell table:style-name="Таблиця1.A12" office:value-type="string">
            <text:p text:style-name="P4">8</text:p>
          </table:table-cell>
          <table:table-cell table:style-name="Таблиця1.B12" office:value-type="string">
            <text:p text:style-name="P4"/>
          </table:table-cell>
          <table:table-cell table:style-name="Таблиця1.C12" office:value-type="string">
            <text:p text:style-name="P3">Таблиці та списки на веб-сторінках</text:p>
          </table:table-cell>
          <table:table-cell table:style-name="Таблиця1.D12" office:value-type="string">
            <text:p text:style-name="P1"/>
          </table:table-cell>
          <table:table-cell table:style-name="Таблиця1.E12" office:value-type="string">
            <text:p text:style-name="P1"/>
          </table:table-cell>
        </table:table-row>
        <table:table-row>
          <table:table-cell table:style-name="Таблиця1.A13" office:value-type="string">
            <text:p text:style-name="P4">9</text:p>
          </table:table-cell>
          <table:table-cell table:style-name="Таблиця1.B13" office:value-type="string">
            <text:p text:style-name="P4"/>
          </table:table-cell>
          <table:table-cell table:style-name="Таблиця1.C13" office:value-type="string">
            <text:p text:style-name="P3">Каскадні таблиці стилів. Стильове оформлення сторінок</text:p>
          </table:table-cell>
          <table:table-cell table:style-name="Таблиця1.D13" office:value-type="string">
            <text:p text:style-name="P1"/>
          </table:table-cell>
          <table:table-cell table:style-name="Таблиця1.E13" office:value-type="string">
            <text:p text:style-name="P1"/>
          </table:table-cell>
        </table:table-row>
        <table:table-row>
          <table:table-cell table:style-name="Таблиця1.A14" office:value-type="string">
            <text:p text:style-name="P4">10</text:p>
          </table:table-cell>
          <table:table-cell table:style-name="Таблиця1.B14" office:value-type="string">
            <text:p text:style-name="P4"/>
          </table:table-cell>
          <table:table-cell table:style-name="Таблиця1.C14" office:value-type="string">
            <text:p text:style-name="P3">Блокова модель CSS</text:p>
          </table:table-cell>
          <table:table-cell table:style-name="Таблиця1.D14" office:value-type="string">
            <text:p text:style-name="P1"/>
          </table:table-cell>
          <table:table-cell table:style-name="Таблиця1.E14" office:value-type="string">
            <text:p text:style-name="P1"/>
          </table:table-cell>
        </table:table-row>
        <table:table-row>
          <table:table-cell table:style-name="Таблиця1.A15" office:value-type="string">
            <text:p text:style-name="P4">11</text:p>
          </table:table-cell>
          <table:table-cell table:style-name="Таблиця1.B15" office:value-type="string">
            <text:p text:style-name="P4"/>
          </table:table-cell>
          <table:table-cell table:style-name="Таблиця1.C15" office:value-type="string">
            <text:p text:style-name="P3">Проектування та верстка веб-сторінок</text:p>
          </table:table-cell>
          <table:table-cell table:style-name="Таблиця1.D15" office:value-type="string">
            <text:p text:style-name="P1"/>
          </table:table-cell>
          <table:table-cell table:style-name="Таблиця1.E15" office:value-type="string">
            <text:p text:style-name="P1"/>
          </table:table-cell>
        </table:table-row>
        <table:table-row>
          <table:table-cell table:style-name="Таблиця1.A16" office:value-type="string">
            <text:p text:style-name="P4">12</text:p>
          </table:table-cell>
          <table:table-cell table:style-name="Таблиця1.B16" office:value-type="string">
            <text:p text:style-name="P4"/>
          </table:table-cell>
          <table:table-cell table:style-name="Таблиця1.C16" office:value-type="string">
            <text:p text:style-name="P3">Адаптивна верстка</text:p>
          </table:table-cell>
          <table:table-cell table:style-name="Таблиця1.D16" office:value-type="string">
            <text:p text:style-name="P1"/>
          </table:table-cell>
          <table:table-cell table:style-name="Таблиця1.E16" office:value-type="string">
            <text:p text:style-name="P1"/>
          </table:table-cell>
        </table:table-row>
        <table:table-row>
          <table:table-cell table:style-name="Таблиця1.A17" office:value-type="string">
            <text:p text:style-name="P4">13</text:p>
          </table:table-cell>
          <table:table-cell table:style-name="Таблиця1.B17" office:value-type="string">
            <text:p text:style-name="P4"/>
          </table:table-cell>
          <table:table-cell table:style-name="Таблиця1.C17" office:value-type="string">
            <text:p text:style-name="P3">Кросбраузерна оптимізація сторінок сайту</text:p>
          </table:table-cell>
          <table:table-cell table:style-name="Таблиця1.D17" office:value-type="string">
            <text:p text:style-name="P1"/>
          </table:table-cell>
          <table:table-cell table:style-name="Таблиця1.E17" office:value-type="string">
            <text:p text:style-name="P1"/>
          </table:table-cell>
        </table:table-row>
        <table:table-row>
          <table:table-cell table:style-name="Таблиця1.A18" office:value-type="string">
            <text:p text:style-name="P1"/>
          </table:table-cell>
          <table:table-cell table:style-name="Таблиця1.B18" office:value-type="string">
            <text:p text:style-name="P1"/>
          </table:table-cell>
          <table:table-cell table:style-name="Таблиця1.C18" office:value-type="string">
            <text:p text:style-name="P2">Графіка та мультимедіа для веб-середовища</text:p>
          </table:table-cell>
          <table:table-cell table:style-name="Таблиця1.D18" office:value-type="string">
            <text:p text:style-name="P1"/>
          </table:table-cell>
          <table:table-cell table:style-name="Таблиця1.E18" office:value-type="string">
            <text:p text:style-name="P1"/>
          </table:table-cell>
        </table:table-row>
        <table:table-row>
          <table:table-cell table:style-name="Таблиця1.A19" office:value-type="string">
            <text:p text:style-name="P4">14</text:p>
          </table:table-cell>
          <table:table-cell table:style-name="Таблиця1.B19" office:value-type="string">
            <text:p text:style-name="P4"/>
          </table:table-cell>
          <table:table-cell table:style-name="Таблиця1.C19" office:value-type="string">
            <text:p text:style-name="P3">Графіка для веб-середовища</text:p>
          </table:table-cell>
          <table:table-cell table:style-name="Таблиця1.D19" office:value-type="string">
            <text:p text:style-name="P1"/>
          </table:table-cell>
          <table:table-cell table:style-name="Таблиця1.E19" office:value-type="string">
            <text:p text:style-name="P1"/>
          </table:table-cell>
        </table:table-row>
        <table:table-row>
          <table:table-cell table:style-name="Таблиця1.A20" office:value-type="string">
            <text:p text:style-name="P4">15</text:p>
          </table:table-cell>
          <table:table-cell table:style-name="Таблиця1.B20" office:value-type="string">
            <text:p text:style-name="P4"/>
          </table:table-cell>
          <table:table-cell table:style-name="Таблиця1.C20" office:value-type="string">
            <text:p text:style-name="P3">Анімаційні ефекти</text:p>
          </table:table-cell>
          <table:table-cell table:style-name="Таблиця1.D20" office:value-type="string">
            <text:p text:style-name="P1"/>
          </table:table-cell>
          <table:table-cell table:style-name="Таблиця1.E20" office:value-type="string">
            <text:p text:style-name="P1"/>
          </table:table-cell>
        </table:table-row>
        <table:table-row>
          <table:table-cell table:style-name="Таблиця1.A21" office:value-type="string">
            <text:p text:style-name="P4">16</text:p>
          </table:table-cell>
          <table:table-cell table:style-name="Таблиця1.B21" office:value-type="string">
            <text:p text:style-name="P4"/>
          </table:table-cell>
          <table:table-cell table:style-name="Таблиця1.C21" office:value-type="string">
            <text:p text:style-name="P3">Мультимедіа на веб-сторінках</text:p>
          </table:table-cell>
          <table:table-cell table:style-name="Таблиця1.D21" office:value-type="string">
            <text:p text:style-name="P1"/>
          </table:table-cell>
          <table:table-cell table:style-name="Таблиця1.E21" office:value-type="string">
            <text:p text:style-name="P1"/>
          </table:table-cell>
        </table:table-row>
        <table:table-row>
          <table:table-cell table:style-name="Таблиця1.A22" table:number-columns-spanned="5" office:value-type="string">
            <text:p text:style-name="P10">11 клас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я1.A23" office:value-type="string">
            <text:p text:style-name="P4">17</text:p>
          </table:table-cell>
          <table:table-cell table:style-name="Таблиця1.B23" office:value-type="string">
            <text:p text:style-name="P4"/>
          </table:table-cell>
          <table:table-cell table:style-name="Таблиця1.C23" office:value-type="string">
            <text:p text:style-name="P3">Розміщення мультимедійних файлів і настроювання параметрів їх програвання</text:p>
          </table:table-cell>
          <table:table-cell table:style-name="Таблиця1.D23" office:value-type="string">
            <text:p text:style-name="P1"/>
          </table:table-cell>
          <table:table-cell table:style-name="Таблиця1.E23" office:value-type="string">
            <text:p text:style-name="P1"/>
          </table:table-cell>
        </table:table-row>
        <table:table-row>
          <table:table-cell table:style-name="Таблиця1.A24" office:value-type="string">
            <text:p text:style-name="P4">18</text:p>
          </table:table-cell>
          <table:table-cell table:style-name="Таблиця1.B24" office:value-type="string">
            <text:p text:style-name="P4"/>
          </table:table-cell>
          <table:table-cell table:style-name="Таблиця1.C24" office:value-type="string">
            <text:p text:style-name="P3">Авторські права та ліцензії у веб-середовищі</text:p>
          </table:table-cell>
          <table:table-cell table:style-name="Таблиця1.D24" office:value-type="string">
            <text:p text:style-name="P1"/>
          </table:table-cell>
          <table:table-cell table:style-name="Таблиця1.E24" office:value-type="string">
            <text:p text:style-name="P1"/>
          </table:table-cell>
        </table:table-row>
        <table:table-row>
          <table:table-cell table:style-name="Таблиця1.A25" office:value-type="string">
            <text:p text:style-name="P1"/>
          </table:table-cell>
          <table:table-cell table:style-name="Таблиця1.B25" office:value-type="string">
            <text:p text:style-name="P1"/>
          </table:table-cell>
          <table:table-cell table:style-name="Таблиця1.C25" office:value-type="string">
            <text:p text:style-name="P2">Веб-програмування</text:p>
          </table:table-cell>
          <table:table-cell table:style-name="Таблиця1.D25" office:value-type="string">
            <text:p text:style-name="P1"/>
          </table:table-cell>
          <table:table-cell table:style-name="Таблиця1.E25" office:value-type="string">
            <text:p text:style-name="P1"/>
          </table:table-cell>
        </table:table-row>
        <table:table-row>
          <table:table-cell table:style-name="Таблиця1.A26" office:value-type="string">
            <text:p text:style-name="P4">19</text:p>
          </table:table-cell>
          <table:table-cell table:style-name="Таблиця1.B26" office:value-type="string">
            <text:p text:style-name="P4"/>
          </table:table-cell>
          <table:table-cell table:style-name="Таблиця1.C26" office:value-type="string">
            <text:p text:style-name="P3">Поняття про мови веб-скриптів та спосіб використання скриптів у гіпертекстових документах.</text:p>
          </table:table-cell>
          <table:table-cell table:style-name="Таблиця1.D26" office:value-type="string">
            <text:p text:style-name="P1"/>
          </table:table-cell>
          <table:table-cell table:style-name="Таблиця1.E26" office:value-type="string">
            <text:p text:style-name="P1"/>
          </table:table-cell>
        </table:table-row>
        <table:table-row>
          <table:table-cell table:style-name="Таблиця1.A27" office:value-type="string">
            <text:p text:style-name="P4">20</text:p>
          </table:table-cell>
          <table:table-cell table:style-name="Таблиця1.B27" office:value-type="string">
            <text:p text:style-name="P4"/>
          </table:table-cell>
          <table:table-cell table:style-name="Таблиця1.C27" office:value-type="string">
            <text:p text:style-name="P3">Об'єктна модель документа</text:p>
          </table:table-cell>
          <table:table-cell table:style-name="Таблиця1.D27" office:value-type="string">
            <text:p text:style-name="P1"/>
          </table:table-cell>
          <table:table-cell table:style-name="Таблиця1.E27" office:value-type="string">
            <text:p text:style-name="P1"/>
          </table:table-cell>
        </table:table-row>
        <table:table-row>
          <table:table-cell table:style-name="Таблиця1.A28" office:value-type="string">
            <text:p text:style-name="P4">21</text:p>
          </table:table-cell>
          <table:table-cell table:style-name="Таблиця1.B28" office:value-type="string">
            <text:p text:style-name="P4"/>
          </table:table-cell>
          <table:table-cell table:style-name="Таблиця1.C28" office:value-type="string">
            <text:p text:style-name="P3">Кнопки, події, функції</text:p>
          </table:table-cell>
          <table:table-cell table:style-name="Таблиця1.D28" office:value-type="string">
            <text:p text:style-name="P1"/>
          </table:table-cell>
          <table:table-cell table:style-name="Таблиця1.E28" office:value-type="string">
            <text:p text:style-name="P1"/>
          </table:table-cell>
        </table:table-row>
        <table:table-row>
          <table:table-cell table:style-name="Таблиця1.A29" office:value-type="string">
            <text:p text:style-name="P4">22</text:p>
          </table:table-cell>
          <table:table-cell table:style-name="Таблиця1.B29" office:value-type="string">
            <text:p text:style-name="P4"/>
          </table:table-cell>
          <table:table-cell table:style-name="Таблиця1.C29" office:value-type="string">
            <text:p text:style-name="P3">Створення динамічних елементів на веб-сторінках</text:p>
          </table:table-cell>
          <table:table-cell table:style-name="Таблиця1.D29" office:value-type="string">
            <text:p text:style-name="P1"/>
          </table:table-cell>
          <table:table-cell table:style-name="Таблиця1.E29" office:value-type="string">
            <text:p text:style-name="P1"/>
          </table:table-cell>
        </table:table-row>
        <table:table-row>
          <table:table-cell table:style-name="Таблиця1.A30" office:value-type="string">
            <text:p text:style-name="P4">23</text:p>
          </table:table-cell>
          <table:table-cell table:style-name="Таблиця1.B30" office:value-type="string">
            <text:p text:style-name="P4"/>
          </table:table-cell>
          <table:table-cell table:style-name="Таблиця1.C30" office:value-type="string">
            <text:p text:style-name="P3">Валідація та збереження даних форм</text:p>
          </table:table-cell>
          <table:table-cell table:style-name="Таблиця1.D30" office:value-type="string">
            <text:p text:style-name="P1"/>
          </table:table-cell>
          <table:table-cell table:style-name="Таблиця1.E30" office:value-type="string">
            <text:p text:style-name="P1"/>
          </table:table-cell>
        </table:table-row>
        <table:table-row>
          <table:table-cell table:style-name="Таблиця1.A31" office:value-type="string">
            <text:p text:style-name="P4">24</text:p>
          </table:table-cell>
          <table:table-cell table:style-name="Таблиця1.B31" office:value-type="string">
            <text:p text:style-name="P4"/>
          </table:table-cell>
          <table:table-cell table:style-name="Таблиця1.C31" office:value-type="string">
            <text:p text:style-name="P3">Хостинг сайту</text:p>
          </table:table-cell>
          <table:table-cell table:style-name="Таблиця1.D31" office:value-type="string">
            <text:p text:style-name="P1"/>
          </table:table-cell>
          <table:table-cell table:style-name="Таблиця1.E31" office:value-type="string">
            <text:p text:style-name="P1"/>
          </table:table-cell>
        </table:table-row>
        <table:table-row>
          <table:table-cell table:style-name="Таблиця1.A32" office:value-type="string">
            <text:p text:style-name="P4">25</text:p>
          </table:table-cell>
          <table:table-cell table:style-name="Таблиця1.B32" office:value-type="string">
            <text:p text:style-name="P4"/>
          </table:table-cell>
          <table:table-cell table:style-name="Таблиця1.C32" office:value-type="string">
            <text:p text:style-name="P3">Веб-сервер та база даних. Взаємодія клієнт-сервер</text:p>
          </table:table-cell>
          <table:table-cell table:style-name="Таблиця1.D32" office:value-type="string">
            <text:p text:style-name="P1"/>
          </table:table-cell>
          <table:table-cell table:style-name="Таблиця1.E32" office:value-type="string">
            <text:p text:style-name="P1"/>
          </table:table-cell>
        </table:table-row>
        <table:table-row>
          <table:table-cell table:style-name="Таблиця1.A33" office:value-type="string">
            <text:p text:style-name="P4">26</text:p>
          </table:table-cell>
          <table:table-cell table:style-name="Таблиця1.B33" office:value-type="string">
            <text:p text:style-name="P4"/>
          </table:table-cell>
          <table:table-cell table:style-name="Таблиця1.C33" office:value-type="string">
            <text:p text:style-name="P3">Прикладний програмний інтерфейс</text:p>
          </table:table-cell>
          <table:table-cell table:style-name="Таблиця1.D33" office:value-type="string">
            <text:p text:style-name="P1"/>
          </table:table-cell>
          <table:table-cell table:style-name="Таблиця1.E33" office:value-type="string">
            <text:p text:style-name="P1"/>
          </table:table-cell>
        </table:table-row>
        <table:table-row>
          <table:table-cell table:style-name="Таблиця1.A34" office:value-type="string">
            <text:p text:style-name="P1"/>
          </table:table-cell>
          <table:table-cell table:style-name="Таблиця1.B34" office:value-type="string">
            <text:p text:style-name="P1"/>
          </table:table-cell>
          <table:table-cell table:style-name="Таблиця1.C34" office:value-type="string">
            <text:p text:style-name="P2">Основи дизайну та просування веб-сайту</text:p>
          </table:table-cell>
          <table:table-cell table:style-name="Таблиця1.D34" office:value-type="string">
            <text:p text:style-name="P1"/>
          </table:table-cell>
          <table:table-cell table:style-name="Таблиця1.E34" office:value-type="string">
            <text:p text:style-name="P1"/>
          </table:table-cell>
        </table:table-row>
        <table:table-row>
          <table:table-cell table:style-name="Таблиця1.A35" office:value-type="string">
            <text:p text:style-name="P4">27</text:p>
          </table:table-cell>
          <table:table-cell table:style-name="Таблиця1.B35" office:value-type="string">
            <text:p text:style-name="P4"/>
          </table:table-cell>
          <table:table-cell table:style-name="Таблиця1.C35" office:value-type="string">
            <text:p text:style-name="P3">Планування веб-сайту та етапи роботи над ним</text:p>
          </table:table-cell>
          <table:table-cell table:style-name="Таблиця1.D35" office:value-type="string">
            <text:p text:style-name="P1"/>
          </table:table-cell>
          <table:table-cell table:style-name="Таблиця1.E35" office:value-type="string">
            <text:p text:style-name="P1"/>
          </table:table-cell>
        </table:table-row>
        <table:table-row>
          <table:table-cell table:style-name="Таблиця1.A36" office:value-type="string">
            <text:p text:style-name="P4">28</text:p>
          </table:table-cell>
          <table:table-cell table:style-name="Таблиця1.B36" office:value-type="string">
            <text:p text:style-name="P4"/>
          </table:table-cell>
          <table:table-cell table:style-name="Таблиця1.C36" office:value-type="string">
            <text:p text:style-name="P3">Принципи графічного дизайну сайтів</text:p>
          </table:table-cell>
          <table:table-cell table:style-name="Таблиця1.D36" office:value-type="string">
            <text:p text:style-name="P1"/>
          </table:table-cell>
          <table:table-cell table:style-name="Таблиця1.E36" office:value-type="string">
            <text:p text:style-name="P1"/>
          </table:table-cell>
        </table:table-row>
        <table:table-row>
          <table:table-cell table:style-name="Таблиця1.A37" office:value-type="string">
            <text:p text:style-name="P4">29</text:p>
          </table:table-cell>
          <table:table-cell table:style-name="Таблиця1.B37" office:value-type="string">
            <text:p text:style-name="P4"/>
          </table:table-cell>
          <table:table-cell table:style-name="Таблиця1.C37" office:value-type="string">
            <text:p text:style-name="P3">Дизайн структури сайту та просторовий дизайн веб-сторінок</text:p>
          </table:table-cell>
          <table:table-cell table:style-name="Таблиця1.D37" office:value-type="string">
            <text:p text:style-name="P1"/>
          </table:table-cell>
          <table:table-cell table:style-name="Таблиця1.E37" office:value-type="string">
            <text:p text:style-name="P1"/>
          </table:table-cell>
        </table:table-row>
        <table:table-row>
          <table:table-cell table:style-name="Таблиця1.A38" office:value-type="string">
            <text:p text:style-name="P4">30</text:p>
          </table:table-cell>
          <table:table-cell table:style-name="Таблиця1.B38" office:value-type="string">
            <text:p text:style-name="P4"/>
          </table:table-cell>
          <table:table-cell table:style-name="Таблиця1.C38" office:value-type="string">
            <text:p text:style-name="P3">Ергономічне розміщення відомостей на веб-сторінці</text:p>
          </table:table-cell>
          <table:table-cell table:style-name="Таблиця1.D38" office:value-type="string">
            <text:p text:style-name="P1"/>
          </table:table-cell>
          <table:table-cell table:style-name="Таблиця1.E38" office:value-type="string">
            <text:p text:style-name="P1"/>
          </table:table-cell>
        </table:table-row>
        <table:table-row>
          <table:table-cell table:style-name="Таблиця1.A39" office:value-type="string">
            <text:p text:style-name="P4">31</text:p>
          </table:table-cell>
          <table:table-cell table:style-name="Таблиця1.B39" office:value-type="string">
            <text:p text:style-name="P4"/>
          </table:table-cell>
          <table:table-cell table:style-name="Таблиця1.C39" office:value-type="string">
            <text:p text:style-name="P3">Дизайн кольору, форми, текстури, шрифтів</text:p>
          </table:table-cell>
          <table:table-cell table:style-name="Таблиця1.D39" office:value-type="string">
            <text:p text:style-name="P1"/>
          </table:table-cell>
          <table:table-cell table:style-name="Таблиця1.E39" office:value-type="string">
            <text:p text:style-name="P1"/>
          </table:table-cell>
        </table:table-row>
        <table:table-row>
          <table:table-cell table:style-name="Таблиця1.A40" office:value-type="string">
            <text:p text:style-name="P4">32</text:p>
          </table:table-cell>
          <table:table-cell table:style-name="Таблиця1.B40" office:value-type="string">
            <text:p text:style-name="P4"/>
          </table:table-cell>
          <table:table-cell table:style-name="Таблиця1.C40" office:value-type="string">
            <text:p text:style-name="P3">Оптимізація та стратегії просування веб-сайтів</text:p>
          </table:table-cell>
          <table:table-cell table:style-name="Таблиця1.D40" office:value-type="string">
            <text:p text:style-name="P1"/>
          </table:table-cell>
          <table:table-cell table:style-name="Таблиця1.E40" office:value-type="string">
            <text:p text:style-name="P1"/>
          </table:table-cell>
        </table:table-row>
        <table:table-row>
          <table:table-cell table:style-name="Таблиця1.A41" office:value-type="string">
            <text:p text:style-name="P4">33</text:p>
          </table:table-cell>
          <table:table-cell table:style-name="Таблиця1.B41" office:value-type="string">
            <text:p text:style-name="P4"/>
          </table:table-cell>
          <table:table-cell table:style-name="Таблиця1.C41" office:value-type="string">
            <text:p text:style-name="P3">Виконання індивідуальних та колективних проектів</text:p>
          </table:table-cell>
          <table:table-cell table:style-name="Таблиця1.D41" office:value-type="string">
            <text:p text:style-name="P1"/>
          </table:table-cell>
          <table:table-cell table:style-name="Таблиця1.E41" office:value-type="string">
            <text:p text:style-name="P1"/>
          </table:table-cell>
        </table:table-row>
        <text:soft-page-break/>
        <table:table-row>
          <table:table-cell table:style-name="Таблиця1.A42" office:value-type="string">
            <text:p text:style-name="P4">34</text:p>
          </table:table-cell>
          <table:table-cell table:style-name="Таблиця1.B42" office:value-type="string">
            <text:p text:style-name="P4"/>
          </table:table-cell>
          <table:table-cell table:style-name="Таблиця1.C42" office:value-type="string">
            <text:p text:style-name="P3">Підготовка звітів</text:p>
          </table:table-cell>
          <table:table-cell table:style-name="Таблиця1.D42" office:value-type="string">
            <text:p text:style-name="P1"/>
          </table:table-cell>
          <table:table-cell table:style-name="Таблиця1.E42" office:value-type="string">
            <text:p text:style-name="P1"/>
          </table:table-cell>
        </table:table-row>
        <table:table-row>
          <table:table-cell table:style-name="Таблиця1.A43" office:value-type="string">
            <text:p text:style-name="P4">35</text:p>
          </table:table-cell>
          <table:table-cell table:style-name="Таблиця1.B43" office:value-type="string">
            <text:p text:style-name="P4"/>
          </table:table-cell>
          <table:table-cell table:style-name="Таблиця1.C43" office:value-type="string">
            <text:p text:style-name="P3">Представлення та захист проектів</text:p>
          </table:table-cell>
          <table:table-cell table:style-name="Таблиця1.D43" office:value-type="string">
            <text:p text:style-name="P1"/>
          </table:table-cell>
          <table:table-cell table:style-name="Таблиця1.E4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7T17:38:40.708972982</meta:creation-date>
    <dc:date>2019-09-28T15:33:31.993277846</dc:date>
    <meta:editing-duration>PT10M9S</meta:editing-duration>
    <meta:editing-cycles>3</meta:editing-cycles>
    <meta:generator>LibreOffice/6.3.1.2$Linux_X86_64 LibreOffice_project/30$Build-2</meta:generator>
    <meta:document-statistic meta:table-count="1" meta:image-count="0" meta:object-count="0" meta:page-count="2" meta:paragraph-count="82" meta:word-count="238" meta:character-count="1705" meta:non-whitespace-character-count="1548"/>
  </office:meta>
</office:document-meta>
</file>